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33333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fo:line-height="150%" fo:text-align="justify" style:justify-single-word="false"/>
      <style:text-properties fo:color="#33333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4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color="#33333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T2" style:family="text">
      <style:text-properties fo:color="#333333" style:font-name="Times New Roman" fo:font-size="12pt" fo:font-style="italic" fo:background-color="#ffffff" style:font-name-asian="Times New Roman1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pyeditor : Mathilde Nicolas. </text:span></text:p>
      <text:p text:style-name="P1"><text:span text:style-name="T1">Creator: de Rabutin Roger, comte de Bussy, dit Bussy-Rabutin (1618-1693).</text:span></text:p>
      <text:p text:style-name="P1"><text:span text:style-name="T1">Title: Mémoires de messire Roger de Rabutin, comte de Bussy. Tome 2</text:span></text:p>
      <text:p text:style-name="P1"><text:span text:style-name="T1">Date: 1664. </text:span></text:p>
      <text:p text:style-name="P1"><text:span text:style-name="T1">Bibl: Roger de Rabutin, comte de Bussy, dit Bussy-Rabutin, </text:span><text:span text:style-name="T2">Mémoires de messire Roger de Rabutin, comte de Bussy. Tome 2</text:span><text:span text:style-name="T1">, Paris, Jean Anisson, 1696.</text:span></text:p>
      <text:p text:style-name="P2"/>
      <text:p text:style-name="P2"/>
      <text:p text:style-name="P1"><text:span text:style-name="T1">292</text:span></text:p>
      <text:p text:style-name="P1"><text:bookmark text:name="_heading=h.gjdgxs"/><text:span text:style-name="T1">Au commencement de May, le Roy fit une Feste à Versailles de la maniere dont il fait toutes choses, c’est-à-dire, la plus galante &amp; la plus magnifique qu’on puisse imaginer : je la vis &amp; je l’admiray, &amp; quoy-que les mauvais traitemens qu’on reçoit de la part d’un Maistre, empeschent d’ordinaire d’approuver ce qu’il fait, j’estois rempli d’une si grande estime pour le Roy, &amp; je le trouvois si parfait en toutes choses, que je l’excusois sur les injustices qu’on me faisoit à la Cour, &amp; je les attribuois à tout autre qu’à luy.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4T14:18:00</meta:creation-date>
    <meta:initial-creator>Windows User</meta:initial-creator>
    <meta:document-statistic meta:table-count="0" meta:image-count="0" meta:object-count="0" meta:page-count="1" meta:paragraph-count="7" meta:word-count="147" meta:character-count="861"/>
    <meta:generator>OpenOffice/4.1.6$Win32 OpenOffice.org_project/416m1$Build-9790</meta:generator>
  </office:meta>
</office:document-meta>
</file>